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XPECTED</text:span></text:p>
      <text:p text:style-name="P2"><text:span text:style-name="T2"/></text:p>
      <text:p text:style-name="P2"><text:span text:style-name="T3">In a previous paper we spoke about "disappointments", errors and problems that arise from code. Here we will talk about how to use std::expected to handle these disappointments and show how the types can be extended to make the handling concise and expressive.</text:span></text:p>
      <text:p text:style-name="P2"><text:span text:style-name="T3">Note: You can check out my paper on std::optional to see more on error handling.</text:span></text:p>
      <text:p text:style-name="P2"><text:span text:style-name="T4">std::expected is a wrapper that contains a value or contains some information about why the value isn't there. Some common operations:</text:span></text:p>
      <text:p text:style-name="P3"><text:a xlink:href="https://blog.tartanllama.xyz/optional-expected/"><text:span text:style-name="T5">https://blog.tartanllama.xyz/optional-expected/</text:span></text:a><text:span text:style-name="T6"><text:s/></text:span><text:span text:style-name="T7">[UNFINISHED]</text:span><text:span text:style-name="T8"/></text:p>
      <text:p text:style-name="P4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